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.145cm" table:align="right"/>
    </style:style>
    <style:style style:name="Tableau1.A" style:family="table-column">
      <style:table-column-properties style:column-width="1.609cm"/>
    </style:style>
    <style:style style:name="Tableau1.B" style:family="table-column">
      <style:table-column-properties style:column-width="7.992cm"/>
    </style:style>
    <style:style style:name="Tableau1.C" style:family="table-column">
      <style:table-column-properties style:column-width="2.506cm"/>
    </style:style>
    <style:style style:name="Tableau1.D" style:family="table-column">
      <style:table-column-properties style:column-width="2.505cm"/>
    </style:style>
    <style:style style:name="Tableau1.E" style:family="table-column">
      <style:table-column-properties style:column-width="2.533cm"/>
    </style:style>
    <style:style style:name="Tableau1.1" style:family="table-row">
      <style:table-row-properties style:min-row-height="0.635cm"/>
    </style:style>
    <style:style style:name="Tableau1.A1" style:family="table-cell">
      <style:table-cell-properties style:vertical-align="middle" fo:padding="0.132cm" fo:border="none"/>
    </style:style>
    <style:style style:name="Tableau1.C1" style:family="table-cell">
      <style:table-cell-properties style:vertical-align="middle" fo:background-color="#99ccff" fo:padding="0.132cm" fo:border="none">
        <style:background-image/>
      </style:table-cell-properties>
    </style:style>
    <style:style style:name="Tableau1.2" style:family="table-row">
      <style:table-row-properties style:min-row-height="0.609cm"/>
    </style:style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2" style:family="paragraph" style:parent-style-name="Text_20_body" style:list-style-name="L10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3" style:family="paragraph" style:parent-style-name="Text_20_body" style:list-style-name="L1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4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5" style:family="paragraph" style:parent-style-name="Text_20_body" style:list-style-name="L16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6" style:family="paragraph" style:parent-style-name="Text_20_body" style:list-style-name="L17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8" style:family="paragraph" style:parent-style-name="Text_20_body" style:list-style-name="L12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fo:font-weight="bold" officeooo:paragraph-rsid="000b3494" style:font-size-asian="10.5pt" style:font-size-complex="10.5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fo:font-weight="bold" officeooo:paragraph-rsid="000b3494" style:font-size-asian="10.5pt" style:font-size-complex="10.5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libri" fo:font-size="12pt" officeooo:paragraph-rsid="000b3494" style:font-size-asian="12pt" style:font-size-complex="12pt"/>
    </style:style>
    <style:style style:name="P11" style:family="paragraph" style:parent-style-name="Text_20_body">
      <style:paragraph-properties fo:margin-left="2.5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12" style:family="paragraph" style:parent-style-name="Text_20_body">
      <style:paragraph-properties fo:margin-left="2.5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fo:font-weight="bold" officeooo:paragraph-rsid="000b3494" style:font-size-asian="10.5pt" style:font-size-complex="10.5pt"/>
    </style:style>
    <style:style style:name="P13" style:family="paragraph" style:parent-style-name="Text_20_body">
      <style:paragraph-properties fo:margin-left="2.566cm" fo:margin-right="0cm" fo:margin-top="0cm" fo:margin-bottom="0cm" style:contextual-spacing="false" fo:line-height="100%" fo:text-align="justify" style:justify-single-word="false" fo:text-indent="-0.106cm" style:auto-text-indent="false">
        <style:tab-stops/>
      </style:paragraph-properties>
      <style:text-properties style:font-name="Calibri" fo:font-size="10.5pt" officeooo:paragraph-rsid="000b3494" style:font-size-asian="10.5pt" style:font-size-complex="10.5pt"/>
    </style:style>
    <style:style style:name="P14" style:family="paragraph" style:parent-style-name="Text_20_body" style:list-style-name="L13">
      <style:paragraph-properties fo:margin-left="-1.25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15" style:family="paragraph" style:parent-style-name="Text_20_body" style:list-style-name="L15">
      <style:paragraph-properties fo:margin-left="-1.25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16" style:family="paragraph" style:parent-style-name="Text_20_body">
      <style:paragraph-properties fo:margin-left="2.487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alibri" fo:font-size="10.5pt" officeooo:paragraph-rsid="000b3494" style:font-size-asian="10.5pt" style:font-size-complex="10.5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.12cm" fo:padding-right="0.12cm" fo:padding-top="0.049cm" fo:padding-bottom="0.049cm" fo:border="0.06pt solid #000000"/>
      <style:text-properties style:font-name="Calibri" fo:font-size="10.5pt" officeooo:paragraph-rsid="000b3494" style:font-size-asian="10.5pt" style:font-size-complex="10.5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-left="0.12cm" fo:padding-right="0.12cm" fo:padding-top="0.049cm" fo:padding-bottom="0.049cm" fo:border="0.06pt solid #000000"/>
      <style:text-properties style:font-name="Calibri" fo:font-size="10.5pt" officeooo:paragraph-rsid="000b3494" style:font-size-asian="10.5pt" style:font-size-complex="10.5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-left="0.12cm" fo:padding-right="0cm" fo:padding-top="0.049cm" fo:padding-bottom="0.049cm" fo:border-left="0.06pt solid #000000" fo:border-right="none" fo:border-top="0.06pt solid #000000" fo:border-bottom="0.06pt solid #000000"/>
      <style:text-properties style:font-name="Calibri" fo:font-size="10.5pt" officeooo:paragraph-rsid="000b3494" style:font-size-asian="10.5pt" style:font-size-complex="10.5pt"/>
    </style:style>
    <style:style style:name="T1" style:family="text">
      <style:text-properties fo:font-weight="bold"/>
    </style:style>
    <style:style style:name="T2" style:family="text">
      <style:text-properties fo:font-weight="bold" officeooo:rsid="000b3494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DETERMINATION DES TAUX A L'AVANCEMENT DE GRADE</text:span></text:p>
      <text:p text:style-name="P7"><text:span text:style-name="T1"/></text:p>
      <text:p text:style-name="P7"><text:span text:style-name="T1">3 types d'avancement</text:span> peuvent être distingués.</text:p>
      <text:p text:style-name="P7"/>
      <text:p text:style-name="P9">1- Premier type d'avancement</text:p>
      <text:list xml:id="list5344977370989079745" text:style-name="L1">
        <text:list-item>
          <text:p text:style-name="P1">Premier Grade d’avancement avec Examen Professionnel</text:p>
        </text:list-item>
      </text:list>
      <text:list xml:id="list5699825669132659145" text:style-name="L10">
        <text:list-item>
          <text:p text:style-name="P2">Passage de E3 à E4 : Avancement d'Adjoint de 2° Classe à Adjoint de 1° Classe</text:p>
        </text:list-item>
        <text:list-item>
          <text:p text:style-name="P2">Premier grade d’avancement en catégorie A et B</text:p>
        </text:list-item>
      </text:list>
      <text:p text:style-name="P7"/>
      <text:p text:style-name="P9">2- Deuxième type d'avancement</text:p>
      <text:list xml:id="list2660070066952190898" text:style-name="L11">
        <text:list-item>
          <text:p text:style-name="P3">Deuxième grade d’avancement lorsque l’Examen Professionnel est inexistant</text:p>
        </text:list-item>
      </text:list>
      <text:p text:style-name="P11">Passage de E4 à E5 : Avancement d'Adjoint de 1° Classe à Adjoint Principal de 2° Classe par exemple</text:p>
      <text:p text:style-name="P11"/>
      <text:list xml:id="list7942188644350200646" text:style-name="L12">
        <text:list-item>
          <text:p text:style-name="P8">Premier grade d’avancement sans Examen Professionnel</text:p>
        </text:list-item>
      </text:list>
      <text:p text:style-name="P12">Premier grade d’avancement en catégorie C pour les filières administrative, technique, animation, culturelle ainsi que la filière sanitaire et sociale pour les agents sociaux (Passage d’E 3 à E 4)</text:p>
      <text:p text:style-name="P11">Premier grade d’avancement en catégorie C pour la filière sanitaire et sociale et les cadres d’emplois de Garde-Champêtre et d’Agent de Maîtrise</text:p>
      <text:p text:style-name="P13">Premier grade d’avancement en catégorie A et B</text:p>
      <text:p text:style-name="P13"/>
      <text:list xml:id="list1026470561202844914" text:style-name="L13">
        <text:list-item>
          <text:list>
            <text:list-item>
              <text:p text:style-name="P14">Deuxième grade d’avancement avec Examen Professionnel</text:p>
            </text:list-item>
          </text:list>
        </text:list-item>
      </text:list>
      <text:p text:style-name="P16">Deuxième grade d’avancement en catégorie A et B</text:p>
      <text:p text:style-name="P7"/>
      <text:p text:style-name="P9">3- Troisième type d'avancement</text:p>
      <text:list xml:id="list1727844604107095680" text:style-name="L14">
        <text:list-item>
          <text:p text:style-name="P4">Troisième grade d’avancement</text:p>
        </text:list-item>
      </text:list>
      <text:p text:style-name="P11">Passage de E5 à E6 : Avancement d'Adjoint Principal de 2° Classe à Adjoint Principal de 1° Classe</text:p>
      <text:p text:style-name="P11">Troisième grade d’avancement en catégorie A</text:p>
      <text:list xml:id="list2718339845258631063" text:style-name="L15">
        <text:list-item>
          <text:list>
            <text:list-item>
              <text:p text:style-name="P15">Deuxième grade d’avancement sans Examen Professionnel</text:p>
            </text:list-item>
          </text:list>
        </text:list-item>
      </text:list>
      <text:p text:style-name="P11">Deuxième grade d’avancement en catégorie C pour la filière sanitaire et sociale et le cadre d’emplois de Garde-champêtre</text:p>
      <text:p text:style-name="P11">Deuxième grade d’avancement en catégorie A et B</text:p>
      <text:p text:style-name="P7"/>
      <text:list xml:id="list9041287619668671786" text:style-name="L16">
        <text:list-item>
          <text:p text:style-name="P5">Les ratios varieraient en fonction du nombre d’agents susceptibles d’être promus selon 3 hypothèses, les pourcentages étant compris entre 20 % et 60 %.</text:p>
        </text:list-item>
      </text:list>
      <text:p text:style-name="P7"/>
      <text:list xml:id="list5639824396836632241" text:style-name="L17">
        <text:list-item>
          <text:p text:style-name="P6">Pour un nombre d’agents promouvables <text:span text:style-name="T1">égal ou supérieur à 10</text:span>, les ratios varieraient de <text:span text:style-name="T1">20 % à 30 %</text:span></text:p>
        </text:list-item>
        <text:list-item>
          <text:p text:style-name="P6">Pour un nombre d’agents promouvables <text:span text:style-name="T1">compris entre 5 et 9</text:span>, les ratios varieraient de <text:span text:style-name="T1">30 % à 45 %</text:span></text:p>
        </text:list-item>
        <text:list-item>
          <text:p text:style-name="P6">Pour un nombre d’agents promouvables <text:span text:style-name="T1">inférieur à 5</text:span>, les ratios varieraient de <text:span text:style-name="T1">40 % à 60 %.</text:span></text:p>
        </text:list-item>
      </text:list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C1" table:number-columns-spanned="3" office:value-type="string">
            <text:p text:style-name="P18">Nombre d'agents remplissant les conditions</text:p>
          </table:table-cell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= ou </text:p>
            <text:p text:style-name="P20">&gt; 10</text:p>
          </table:table-cell>
          <table:table-cell table:style-name="Tableau1.A1" office:value-type="string">
            <text:p text:style-name="P20">de 5 à 9</text:p>
          </table:table-cell>
          <table:table-cell table:style-name="Tableau1.A1" office:value-type="string">
            <text:p text:style-name="P19">de 1 à 4</text:p>
          </table:table-cell>
        </table:table-row>
        <table:table-row table:style-name="Tableau1.2">
          <table:table-cell table:style-name="Tableau1.A1" office:value-type="string">
            <text:p text:style-name="P20">1</text:p>
          </table:table-cell>
          <table:table-cell table:style-name="Tableau1.A1" office:value-type="string">
            <text:p text:style-name="P20">Premier type d'avancement</text:p>
          </table:table-cell>
          <table:table-cell table:style-name="Tableau1.A1" office:value-type="string">
            <text:p text:style-name="P20">30 %</text:p>
          </table:table-cell>
          <table:table-cell table:style-name="Tableau1.A1" office:value-type="string">
            <text:p text:style-name="P20">45 %</text:p>
          </table:table-cell>
          <table:table-cell table:style-name="Tableau1.A1" office:value-type="string">
            <text:p text:style-name="P19">60 %</text:p>
          </table:table-cell>
        </table:table-row>
        <table:table-row table:style-name="Tableau1.2">
          <table:table-cell table:style-name="Tableau1.A1" office:value-type="string">
            <text:p text:style-name="P20">2</text:p>
          </table:table-cell>
          <table:table-cell table:style-name="Tableau1.A1" office:value-type="string">
            <text:p text:style-name="P20">Deuxième type d'avancement</text:p>
          </table:table-cell>
          <table:table-cell table:style-name="Tableau1.A1" office:value-type="string">
            <text:p text:style-name="P20">24 %</text:p>
          </table:table-cell>
          <table:table-cell table:style-name="Tableau1.A1" office:value-type="string">
            <text:p text:style-name="P20">36 %</text:p>
          </table:table-cell>
          <table:table-cell table:style-name="Tableau1.A1" office:value-type="string">
            <text:p text:style-name="P19">48 %</text:p>
          </table:table-cell>
        </table:table-row>
        <table:table-row table:style-name="Tableau1.2">
          <table:table-cell table:style-name="Tableau1.A1" office:value-type="string">
            <text:p text:style-name="P20">3</text:p>
          </table:table-cell>
          <table:table-cell table:style-name="Tableau1.A1" office:value-type="string">
            <text:p text:style-name="P20">Troisième type d'avancement</text:p>
          </table:table-cell>
          <table:table-cell table:style-name="Tableau1.A1" office:value-type="string">
            <text:p text:style-name="P20">20 %</text:p>
          </table:table-cell>
          <table:table-cell table:style-name="Tableau1.A1" office:value-type="string">
            <text:p text:style-name="P20">30 %</text:p>
          </table:table-cell>
          <table:table-cell table:style-name="Tableau1.A1" office:value-type="string">
            <text:p text:style-name="P19">40 %</text:p>
          </table:table-cell>
        </table:table-row>
      </table:table>
      <text:p text:style-name="P7"/>
      <text:p text:style-name="P7">Enfin, le maintien de la règle de l’arrondi à l’entier supérieur permet d’augmenter le nombre d’agents promouvable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6:07:39.25</meta:creation-date>
    <dc:date>2014-08-22T16:09:14.04</dc:date>
    <meta:editing-duration>P0D</meta:editing-duration>
    <meta:editing-cycles>1</meta:editing-cycles>
    <meta:document-statistic meta:table-count="1" meta:image-count="0" meta:object-count="0" meta:page-count="1" meta:paragraph-count="47" meta:word-count="376" meta:character-count="2198" meta:non-whitespace-character-count="1880"/>
    <meta:generator>LibreOffice/4.0.0.3$Windows_x86 LibreOffice_project/7545bee9c2a0782548772a21bc84a9dcc583b89</meta:generator>
  </office:meta>
</office:document-meta>
</file>